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ctualTimesForMaxSubsequence" style:family="table">
      <style:table-properties style:width="6.9271in" fo:margin-left="0in" table:align="left"/>
    </style:style>
    <style:style style:name="ActualTimesForMaxSubsequence.A" style:family="table-column">
      <style:table-column-properties style:column-width="0.6875in"/>
    </style:style>
    <style:style style:name="ActualTimesForMaxSubsequence.B" style:family="table-column">
      <style:table-column-properties style:column-width="2.125in"/>
    </style:style>
    <style:style style:name="ActualTimesForMaxSubsequence.C" style:family="table-column">
      <style:table-column-properties style:column-width="2.1875in"/>
    </style:style>
    <style:style style:name="ActualTimesForMaxSubsequence.D" style:family="table-column">
      <style:table-column-properties style:column-width="1.9271in"/>
    </style:style>
    <style:style style:name="ActualTimesForMaxSubsequence.A1" style:family="table-cell">
      <style:table-cell-properties fo:padding="0.0382in" fo:border-left="0.05pt solid #000000" fo:border-right="none" fo:border-top="0.05pt solid #000000" fo:border-bottom="0.05pt solid #000000"/>
    </style:style>
    <style:style style:name="ActualTimesForMaxSubsequence.D1" style:family="table-cell">
      <style:table-cell-properties fo:padding="0.0382in" fo:border="0.05pt solid #000000"/>
    </style:style>
    <style:style style:name="ActualTimesForMaxSubsequence.A2" style:family="table-cell">
      <style:table-cell-properties fo:padding="0.0382in" fo:border-left="0.05pt solid #000000" fo:border-right="none" fo:border-top="none" fo:border-bottom="0.05pt solid #000000"/>
    </style:style>
    <style:style style:name="ActualTimesForMaxSubsequence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2.125in"/>
    </style:style>
    <style:style style:name="Table1.C" style:family="table-column">
      <style:table-column-properties style:column-width="2.1875in"/>
    </style:style>
    <style:style style:name="Table1.D" style:family="table-column">
      <style:table-column-properties style:column-width="1.9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75in"/>
    </style:style>
    <style:style style:name="Table2.B" style:family="table-column">
      <style:table-column-properties style:column-width="1.5in"/>
    </style:style>
    <style:style style:name="Table2.C" style:family="table-column">
      <style:table-column-properties style:column-width="1.5625in"/>
    </style:style>
    <style:style style:name="Table2.D" style:family="table-column">
      <style:table-column-properties style:column-width="1.625in"/>
    </style:style>
    <style:style style:name="Table2.E" style:family="table-column">
      <style:table-column-properties style:column-width="1.4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rsid="0000054a" officeooo:paragraph-rsid="0000054a" style:font-size-asian="14pt" style:font-size-complex="14pt"/>
    </style:style>
    <style:style style:name="P2" style:family="paragraph" style:parent-style-name="Standard">
      <style:text-properties fo:font-size="14pt" officeooo:paragraph-rsid="0000054a" style:font-size-asian="14pt" style:font-size-complex="14pt"/>
    </style:style>
    <style:style style:name="P3" style:family="paragraph" style:parent-style-name="Standard">
      <style:text-properties fo:font-size="14pt" officeooo:rsid="0000bb93" officeooo:paragraph-rsid="0000bb93" style:font-size-asian="14pt" style:font-size-complex="14pt"/>
    </style:style>
    <style:style style:name="P4" style:family="paragraph" style:parent-style-name="Standard">
      <style:text-properties fo:font-size="14pt" officeooo:rsid="0002b202" officeooo:paragraph-rsid="0002b202" style:font-size-asian="14pt" style:font-size-complex="14pt"/>
    </style:style>
    <style:style style:name="P5" style:family="paragraph" style:parent-style-name="Standard">
      <style:text-properties fo:font-size="14pt" officeooo:rsid="0000054a" officeooo:paragraph-rsid="0000054a" style:font-size-asian="14pt" style:font-size-complex="14pt"/>
    </style:style>
    <style:style style:name="P6" style:family="paragraph" style:parent-style-name="Standard">
      <style:text-properties fo:font-size="14pt" officeooo:rsid="0002b202" officeooo:paragraph-rsid="0000bb93" style:font-size-asian="14pt" style:font-size-complex="14pt"/>
    </style:style>
    <style:style style:name="P7" style:family="paragraph" style:parent-style-name="Standard">
      <style:text-properties fo:font-size="14pt" officeooo:rsid="0002b202" officeooo:paragraph-rsid="0002b202" style:font-size-asian="14pt" style:font-size-complex="14pt"/>
    </style:style>
    <style:style style:name="P8" style:family="paragraph" style:parent-style-name="Standard">
      <style:text-properties fo:font-size="14pt" officeooo:rsid="0002b202" officeooo:paragraph-rsid="0004c7cb" style:font-size-asian="14pt" style:font-size-complex="14pt"/>
    </style:style>
    <style:style style:name="P9" style:family="paragraph" style:parent-style-name="Standard">
      <style:text-properties fo:font-size="14pt" officeooo:rsid="0002b202" officeooo:paragraph-rsid="00064394" style:font-size-asian="14pt" style:font-size-complex="14pt"/>
    </style:style>
    <style:style style:name="P10" style:family="paragraph" style:parent-style-name="Standard">
      <style:text-properties fo:font-size="14pt" officeooo:rsid="0002b202" officeooo:paragraph-rsid="0006f2b0" style:font-size-asian="14pt" style:font-size-complex="14pt"/>
    </style:style>
    <style:style style:name="P11" style:family="paragraph" style:parent-style-name="Standard">
      <style:text-properties fo:font-size="14pt" officeooo:rsid="0002b202" officeooo:paragraph-rsid="000f87f8" style:font-size-asian="14pt" style:font-size-complex="14pt"/>
    </style:style>
    <style:style style:name="P12" style:family="paragraph" style:parent-style-name="Standard">
      <style:text-properties fo:font-size="14pt" officeooo:rsid="00064394" officeooo:paragraph-rsid="00064394" style:font-size-asian="14pt" style:font-size-complex="14pt"/>
    </style:style>
    <style:style style:name="P13" style:family="paragraph" style:parent-style-name="Standard">
      <style:text-properties fo:font-size="14pt" officeooo:rsid="00071c64" officeooo:paragraph-rsid="00071c64" style:font-size-asian="14pt" style:font-size-complex="14pt"/>
    </style:style>
    <style:style style:name="P14" style:family="paragraph" style:parent-style-name="Standard">
      <style:text-properties fo:font-size="14pt" officeooo:rsid="00071c64" officeooo:paragraph-rsid="000a3984" style:font-size-asian="14pt" style:font-size-complex="14pt"/>
    </style:style>
    <style:style style:name="P15" style:family="paragraph" style:parent-style-name="Standard">
      <style:text-properties fo:font-size="14pt" officeooo:rsid="00071c64" officeooo:paragraph-rsid="000f4cf6" style:font-size-asian="14pt" style:font-size-complex="14pt"/>
    </style:style>
    <style:style style:name="P16" style:family="paragraph" style:parent-style-name="Standard">
      <style:text-properties fo:font-size="14pt" officeooo:rsid="0009133e" officeooo:paragraph-rsid="0009133e" style:font-size-asian="14pt" style:font-size-complex="14pt"/>
    </style:style>
    <style:style style:name="P17" style:family="paragraph" style:parent-style-name="Standard">
      <style:text-properties fo:font-size="14pt" officeooo:rsid="0009133e" officeooo:paragraph-rsid="000a3984" style:font-size-asian="14pt" style:font-size-complex="14pt"/>
    </style:style>
    <style:style style:name="P18" style:family="paragraph" style:parent-style-name="Standard">
      <style:text-properties fo:font-size="14pt" officeooo:rsid="0009133e" officeooo:paragraph-rsid="000f4cf6" style:font-size-asian="14pt" style:font-size-complex="14pt"/>
    </style:style>
    <style:style style:name="P19" style:family="paragraph" style:parent-style-name="Standard">
      <style:text-properties fo:font-size="14pt" officeooo:rsid="000a3984" officeooo:paragraph-rsid="000a3984" style:font-size-asian="14pt" style:font-size-complex="14pt"/>
    </style:style>
    <style:style style:name="P20" style:family="paragraph" style:parent-style-name="Standard">
      <style:text-properties fo:font-size="14pt" officeooo:rsid="000a8c7a" officeooo:paragraph-rsid="000a8c7a" style:font-size-asian="14pt" style:font-size-complex="14pt"/>
    </style:style>
    <style:style style:name="P21" style:family="paragraph" style:parent-style-name="Standard">
      <style:text-properties fo:font-size="14pt" officeooo:rsid="000c5b54" officeooo:paragraph-rsid="000c5b54" style:font-size-asian="14pt" style:font-size-complex="14pt"/>
    </style:style>
    <style:style style:name="P22" style:family="paragraph" style:parent-style-name="Standard">
      <style:text-properties fo:font-size="14pt" officeooo:rsid="000c5b54" officeooo:paragraph-rsid="000e3212" style:font-size-asian="14pt" style:font-size-complex="14pt"/>
    </style:style>
    <style:style style:name="P23" style:family="paragraph" style:parent-style-name="Standard">
      <style:text-properties fo:font-size="14pt" officeooo:rsid="000f4cf6" officeooo:paragraph-rsid="000f4cf6" style:font-size-asian="14pt" style:font-size-complex="14pt"/>
    </style:style>
    <style:style style:name="P24" style:family="paragraph" style:parent-style-name="Standard">
      <style:text-properties style:text-position="0% 100%" fo:font-size="14pt" officeooo:rsid="0000bb93" officeooo:paragraph-rsid="0000bb93" style:font-size-asian="14pt" style:font-size-complex="14pt"/>
    </style:style>
    <style:style style:name="P25" style:family="paragraph" style:parent-style-name="Standard">
      <style:text-properties style:text-position="0% 100%" fo:font-size="14pt" officeooo:rsid="0002b202" officeooo:paragraph-rsid="0000bb93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4pt" officeooo:rsid="000a3984" officeooo:paragraph-rsid="000a3984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fo:font-size="14pt" officeooo:rsid="000a3984" officeooo:paragraph-rsid="000f4cf6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fo:font-size="14pt" officeooo:rsid="000a8c7a" officeooo:paragraph-rsid="000a8c7a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fo:font-size="14pt" officeooo:rsid="000f4cf6" officeooo:paragraph-rsid="000f4cf6" style:font-size-asian="14pt" style:font-size-complex="14pt"/>
    </style:style>
    <style:style style:name="T1" style:family="text">
      <style:text-properties officeooo:rsid="0000054a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0bb93"/>
    </style:style>
    <style:style style:name="T4" style:family="text">
      <style:text-properties style:text-position="super 58%" officeooo:rsid="0002b202"/>
    </style:style>
    <style:style style:name="T5" style:family="text">
      <style:text-properties style:text-position="super 58%" officeooo:rsid="00040b71"/>
    </style:style>
    <style:style style:name="T6" style:family="text">
      <style:text-properties style:text-position="super 58%" officeooo:rsid="0004c7cb"/>
    </style:style>
    <style:style style:name="T7" style:family="text">
      <style:text-properties style:text-position="super 58%" officeooo:rsid="00064394"/>
    </style:style>
    <style:style style:name="T8" style:family="text">
      <style:text-properties style:text-position="super 58%" officeooo:rsid="0006f2b0"/>
    </style:style>
    <style:style style:name="T9" style:family="text">
      <style:text-properties style:text-position="super 58%" officeooo:rsid="00071c64"/>
    </style:style>
    <style:style style:name="T10" style:family="text">
      <style:text-properties style:text-position="super 58%" officeooo:rsid="000c5b54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00bb93"/>
    </style:style>
    <style:style style:name="T13" style:family="text">
      <style:text-properties style:text-position="0% 100%" officeooo:rsid="0000054a"/>
    </style:style>
    <style:style style:name="T14" style:family="text">
      <style:text-properties style:text-position="0% 100%" officeooo:rsid="0002b202"/>
    </style:style>
    <style:style style:name="T15" style:family="text">
      <style:text-properties style:text-position="0% 100%" officeooo:rsid="00040b71"/>
    </style:style>
    <style:style style:name="T16" style:family="text">
      <style:text-properties style:text-position="0% 100%" officeooo:rsid="0004c7cb"/>
    </style:style>
    <style:style style:name="T17" style:family="text">
      <style:text-properties style:text-position="0% 100%" officeooo:rsid="00064394"/>
    </style:style>
    <style:style style:name="T18" style:family="text">
      <style:text-properties style:text-position="0% 100%" officeooo:rsid="0006f2b0"/>
    </style:style>
    <style:style style:name="T19" style:family="text">
      <style:text-properties style:text-position="0% 100%" officeooo:rsid="00071c64"/>
    </style:style>
    <style:style style:name="T20" style:family="text">
      <style:text-properties style:text-position="0% 100%" officeooo:rsid="000a3984"/>
    </style:style>
    <style:style style:name="T21" style:family="text">
      <style:text-properties style:text-position="0% 100%" officeooo:rsid="000c5b54"/>
    </style:style>
    <style:style style:name="T22" style:family="text">
      <style:text-properties style:text-position="0% 100%" officeooo:rsid="000e3212"/>
    </style:style>
    <style:style style:name="T23" style:family="text">
      <style:text-properties style:text-position="0% 100%" officeooo:rsid="000f87f8"/>
    </style:style>
    <style:style style:name="T24" style:family="text">
      <style:text-properties officeooo:rsid="00040b71"/>
    </style:style>
    <style:style style:name="T25" style:family="text">
      <style:text-properties officeooo:rsid="000a3984"/>
    </style:style>
    <style:style style:name="T26" style:family="text">
      <style:text-properties officeooo:rsid="000a8c7a"/>
    </style:style>
    <style:style style:name="T27" style:family="text">
      <style:text-properties officeooo:rsid="000c5b54"/>
    </style:style>
    <style:style style:name="T28" style:family="text">
      <style:text-properties officeooo:rsid="000f4cf6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on Chen</text:p>
      <text:p text:style-name="P1">N10013388</text:p>
      <text:p text:style-name="P1">Homework 1</text:p>
      <text:p text:style-name="P1"/>
      <text:p text:style-name="P1">1)</text:p>
      <text:p text:style-name="P1"><text:tab/>a) O(n)</text:p>
      <text:p text:style-name="P2"><text:span text:style-name="T1"><text:tab/>b) O(n</text:span><text:span text:style-name="T3">2</text:span><text:span text:style-name="T12">)</text:span></text:p>
      <text:p text:style-name="P3"><text:span text:style-name="T11"><text:tab/>c) </text:span><text:span text:style-name="T13">O(n</text:span><text:span text:style-name="T2">3</text:span><text:span text:style-name="T11">)</text:span></text:p>
      <text:p text:style-name="P3"><text:span text:style-name="T11"><text:tab/>d) </text:span><text:span text:style-name="T13">O(n</text:span><text:span text:style-name="T2">2</text:span><text:span text:style-name="T11">)</text:span></text:p>
      <text:p text:style-name="P3"><text:span text:style-name="T11"><text:tab/>e) O(n</text:span><text:span text:style-name="T2">3</text:span><text:span text:style-name="T11">)</text:span></text:p>
      <text:p text:style-name="P24"><text:tab/>f) O(n)</text:p>
      <text:p text:style-name="P3"><text:span text:style-name="T2"><text:tab/></text:span><text:span text:style-name="T11">g) </text:span><text:span text:style-name="T14">O(n</text:span><text:span text:style-name="T4">2</text:span><text:span text:style-name="T14">log(n))</text:span></text:p>
      <text:p text:style-name="P25"><text:tab/>h) <text:span text:style-name="T24">O(n</text:span><text:span text:style-name="T5">2</text:span><text:span text:style-name="T24">)</text:span></text:p>
      <text:p text:style-name="P6"><text:span text:style-name="T11"><text:tab/></text:span><text:span text:style-name="T15">I) O(n</text:span><text:span text:style-name="T5">3</text:span><text:span text:style-name="T15">)</text:span></text:p>
      <text:p text:style-name="P4"/>
      <text:p text:style-name="P4">2)</text:p>
      <text:p text:style-name="P4"><text:tab/>a) O(1)</text:p>
      <text:p text:style-name="P4"><text:tab/>b) O(n)</text:p>
      <text:p text:style-name="P4"><text:tab/>c) O(n<text:span text:style-name="T2">2</text:span><text:span text:style-name="T11">)</text:span></text:p>
      <text:p text:style-name="P8"><text:span text:style-name="T16"><text:tab/>d)</text:span><text:span text:style-name="T11"> O(n</text:span><text:span text:style-name="T2">2</text:span><text:span text:style-name="T11">)</text:span></text:p>
      <text:p text:style-name="P8"><text:span text:style-name="T11"><text:tab/></text:span><text:span text:style-name="T16">e) O(n</text:span><text:span text:style-name="T6">3</text:span><text:span text:style-name="T16">)</text:span></text:p>
      <text:p text:style-name="P8"><text:span text:style-name="T16"><text:tab/>f) O(n)</text:span></text:p>
      <text:p text:style-name="P8"><text:span text:style-name="T16"><text:tab/>g) </text:span><text:span text:style-name="T11">O(n</text:span><text:span text:style-name="T2">2</text:span><text:span text:style-name="T11">)</text:span></text:p>
      <text:p text:style-name="P8"><text:span text:style-name="T11"><text:tab/></text:span><text:span text:style-name="T16">h)</text:span><text:span text:style-name="T11"> O(n</text:span><text:span text:style-name="T6">3</text:span><text:span text:style-name="T11">)</text:span></text:p>
      <text:p text:style-name="P9"><text:span text:style-name="T11"><text:tab/></text:span><text:span text:style-name="T17">i)</text:span><text:span text:style-name="T11"> O(</text:span><text:span text:style-name="T16">log(n)</text:span><text:span text:style-name="T11">)</text:span></text:p>
      <text:p text:style-name="P8"><text:span text:style-name="T16"><text:tab/></text:span><text:span text:style-name="T17">j</text:span><text:span text:style-name="T16">)</text:span><text:span text:style-name="T11"> O(</text:span><text:span text:style-name="T16">log(n</text:span><text:span text:style-name="T7">2</text:span><text:span text:style-name="T16">)</text:span><text:span text:style-name="T11">)</text:span></text:p>
      <text:p text:style-name="P8"><text:span text:style-name="T11"><text:tab/></text:span><text:span text:style-name="T17">k) </text:span><text:span text:style-name="T23">O</text:span><text:span text:style-name="T17">(log(n))</text:span></text:p>
      <text:p text:style-name="P12"/>
      <text:p text:style-name="P12">3)n<text:span text:style-name="T2">3</text:span><text:span text:style-name="T11">, n</text:span><text:span text:style-name="T2">2</text:span><text:span text:style-name="T11">, n</text:span><text:span text:style-name="T2">1.5</text:span><text:span text:style-name="T11">, n, n/2, </text:span><text:span text:style-name="T11"><draw:frame draw:style-name="fr1" draw:name="Object1" text:anchor-type="as-char" svg:y="-0.1634in" svg:width="0.2673in" svg:height="0.198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1">, n(log(n))</text:span><text:span text:style-name="T2">2</text:span><text:span text:style-name="T11">, n(log(n))</text:span></text:p>
      <text:p text:style-name="P12"/>
      <text:p text:style-name="P12"><text:span text:style-name="T11">4)</text:span> </text:p>
      <text:p text:style-name="P9"><text:span text:style-name="T11"><text:tab/></text:span><text:span text:style-name="T17">a).05 * 4 = .2</text:span></text:p>
      <text:p text:style-name="P9"><text:span text:style-name="T17"><text:tab/>b).05 * 4</text:span><text:span text:style-name="T7">2</text:span><text:span text:style-name="T17"> = .8</text:span></text:p>
      <text:p text:style-name="P10"><text:span text:style-name="T17"><text:tab/>c).05 * 4</text:span><text:span text:style-name="T7">4</text:span><text:span text:style-name="T17"> = 12.8</text:span></text:p>
      <text:p text:style-name="P10"><text:span text:style-name="T17"><text:tab/></text:span></text:p>
      <text:p text:style-name="P10"><text:span text:style-name="T18">5) BigO(n</text:span><text:span text:style-name="T8">2</text:span><text:span text:style-name="T18">)</text:span></text:p>
      <text:p text:style-name="P10"/>
      <text:p text:style-name="P11"><text:span text:style-name="T18">6)<text:tab/><text:tab/>3n</text:span><text:span text:style-name="T8">2 </text:span><text:span text:style-name="T18">+ 2nlog(n) + 6n +19 &lt; 4n</text:span><text:span text:style-name="T8">2</text:span><text:span text:style-name="T18"> , for all n &gt;23. </text:span></text:p>
      <text:p text:style-name="P11"><text:span text:style-name="T18"><text:tab/><text:tab/>Therefore 3n</text:span><text:span text:style-name="T9">2</text:span><text:span text:style-name="T19"> + 2nlog(n) + 6n + 19 is :</text:span></text:p>
      <text:p text:style-name="P11"><text:span text:style-name="T19"><text:tab/><text:tab/><text:tab/><text:tab/><text:tab/>O(n</text:span><text:span text:style-name="T9">2</text:span><text:span text:style-name="T19">).</text:span></text:p>
      <text:p text:style-name="P10"/>
      <text:p text:style-name="P10"/>
      <text:p text:style-name="P10"><text:soft-page-break/></text:p>
      <text:p text:style-name="P13"><text:span text:style-name="T11">7) </text:span><text:span text:style-name="T20">Actual Times :</text:span></text:p>
      <table:table table:name="ActualTimesForMaxSubsequence" table:style-name="ActualTimesForMaxSubsequence">
        <table:table-column table:style-name="ActualTimesForMaxSubsequence.A"/>
        <table:table-column table:style-name="ActualTimesForMaxSubsequence.B"/>
        <table:table-column table:style-name="ActualTimesForMaxSubsequence.C"/>
        <table:table-column table:style-name="ActualTimesForMaxSubsequence.D"/>
        <table:table-row>
          <table:table-cell table:style-name="ActualTimesForMaxSubsequence.A1" office:value-type="string">
            <text:p text:style-name="P27">n</text:p>
          </table:table-cell>
          <table:table-cell table:style-name="ActualTimesForMaxSubsequence.A1" office:value-type="string">
            <text:p text:style-name="P27">MaxSubsequenceSum1 O(n<text:span text:style-name="T2">3</text:span><text:span text:style-name="T11">)</text:span></text:p>
          </table:table-cell>
          <table:table-cell table:style-name="ActualTimesForMaxSubsequence.A1" office:value-type="string">
            <text:p text:style-name="P27">MaxSubsequenceSum2 O(n<text:span text:style-name="T2">2</text:span><text:span text:style-name="T11">)</text:span></text:p>
          </table:table-cell>
          <table:table-cell table:style-name="ActualTimesForMaxSubsequence.D1" office:value-type="string">
            <text:p text:style-name="P27">MaxSubsequenceSum4 O(n<text:span text:style-name="T11">)</text:span></text:p>
          </table:table-cell>
        </table:table-row>
        <table:table-row>
          <table:table-cell table:style-name="ActualTimesForMaxSubsequence.A2" office:value-type="string">
            <text:p text:style-name="P27">128</text:p>
          </table:table-cell>
          <table:table-cell table:style-name="ActualTimesForMaxSubsequence.A2" office:value-type="string">
            <text:p text:style-name="P27">0.011471</text:p>
          </table:table-cell>
          <table:table-cell table:style-name="ActualTimesForMaxSubsequence.A2" office:value-type="string">
            <text:p text:style-name="P27">0.000274</text:p>
          </table:table-cell>
          <table:table-cell table:style-name="ActualTimesForMaxSubsequence.D2" office:value-type="string">
            <text:p text:style-name="P27">0.000006</text:p>
          </table:table-cell>
        </table:table-row>
        <table:table-row>
          <table:table-cell table:style-name="ActualTimesForMaxSubsequence.A2" office:value-type="string">
            <text:p text:style-name="P27">256</text:p>
          </table:table-cell>
          <table:table-cell table:style-name="ActualTimesForMaxSubsequence.A2" office:value-type="string">
            <text:p text:style-name="P27">0.071488</text:p>
          </table:table-cell>
          <table:table-cell table:style-name="ActualTimesForMaxSubsequence.A2" office:value-type="string">
            <text:p text:style-name="P26"><text:span text:style-name="T25">0</text:span>.<text:span text:style-name="T25">000732</text:span></text:p>
          </table:table-cell>
          <table:table-cell table:style-name="ActualTimesForMaxSubsequence.D2" office:value-type="string">
            <text:p text:style-name="P26"><text:span text:style-name="T25">0</text:span>.<text:span text:style-name="T25">000015</text:span></text:p>
          </table:table-cell>
        </table:table-row>
        <table:table-row>
          <table:table-cell table:style-name="ActualTimesForMaxSubsequence.A2" office:value-type="string">
            <text:p text:style-name="P27">512</text:p>
          </table:table-cell>
          <table:table-cell table:style-name="ActualTimesForMaxSubsequence.A2" office:value-type="string">
            <text:p text:style-name="P27">0.554718</text:p>
          </table:table-cell>
          <table:table-cell table:style-name="ActualTimesForMaxSubsequence.A2" office:value-type="string">
            <text:p text:style-name="P27">0.004116</text:p>
          </table:table-cell>
          <table:table-cell table:style-name="ActualTimesForMaxSubsequence.D2" office:value-type="string">
            <text:p text:style-name="P27">0.000014</text:p>
          </table:table-cell>
        </table:table-row>
        <table:table-row>
          <table:table-cell table:style-name="ActualTimesForMaxSubsequence.A2" office:value-type="string">
            <text:p text:style-name="P27">102<text:span text:style-name="T28">4</text:span></text:p>
          </table:table-cell>
          <table:table-cell table:style-name="ActualTimesForMaxSubsequence.A2" office:value-type="string">
            <text:p text:style-name="P27">4.547063</text:p>
          </table:table-cell>
          <table:table-cell table:style-name="ActualTimesForMaxSubsequence.A2" office:value-type="string">
            <text:p text:style-name="P27">0.011785</text:p>
          </table:table-cell>
          <table:table-cell table:style-name="ActualTimesForMaxSubsequence.D2" office:value-type="string">
            <text:p text:style-name="P27">0.000017</text:p>
          </table:table-cell>
        </table:table-row>
        <table:table-row>
          <table:table-cell table:style-name="ActualTimesForMaxSubsequence.A2" office:value-type="string">
            <text:p text:style-name="P27">2048</text:p>
          </table:table-cell>
          <table:table-cell table:style-name="ActualTimesForMaxSubsequence.A2" office:value-type="string">
            <text:p text:style-name="P27">35.321503</text:p>
          </table:table-cell>
          <table:table-cell table:style-name="ActualTimesForMaxSubsequence.A2" office:value-type="string">
            <text:p text:style-name="P27">0.047188</text:p>
          </table:table-cell>
          <table:table-cell table:style-name="ActualTimesForMaxSubsequence.D2" office:value-type="string">
            <text:p text:style-name="P27">0.000033</text:p>
          </table:table-cell>
        </table:table-row>
        <table:table-row>
          <table:table-cell table:style-name="ActualTimesForMaxSubsequence.A2" office:value-type="string">
            <text:p text:style-name="P27">4096</text:p>
          </table:table-cell>
          <table:table-cell table:style-name="ActualTimesForMaxSubsequence.A2" office:value-type="string">
            <text:p text:style-name="P27">283.882132</text:p>
          </table:table-cell>
          <table:table-cell table:style-name="ActualTimesForMaxSubsequence.A2" office:value-type="string">
            <text:p text:style-name="P27">0.185119</text:p>
          </table:table-cell>
          <table:table-cell table:style-name="ActualTimesForMaxSubsequence.D2" office:value-type="string">
            <text:p text:style-name="P27">0.000059</text:p>
          </table:table-cell>
        </table:table-row>
      </table:table>
      <text:p text:style-name="P13"><text:span text:style-name="T20"/></text:p>
      <text:p text:style-name="P19">8) Predicted Times :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7">n</text:p>
          </table:table-cell>
          <table:table-cell table:style-name="Table1.A1" office:value-type="string">
            <text:p text:style-name="P27">MaxSubsequenceSum1 O(n<text:span text:style-name="T2">3</text:span><text:span text:style-name="T11">)</text:span></text:p>
          </table:table-cell>
          <table:table-cell table:style-name="Table1.A1" office:value-type="string">
            <text:p text:style-name="P27">MaxSubsequenceSum2 O(n<text:span text:style-name="T2">2</text:span><text:span text:style-name="T11">)</text:span></text:p>
          </table:table-cell>
          <table:table-cell table:style-name="Table1.D1" office:value-type="string">
            <text:p text:style-name="P27">MaxSubsequenceSum4 O(n<text:span text:style-name="T11">)</text:span></text:p>
          </table:table-cell>
        </table:table-row>
        <table:table-row>
          <table:table-cell table:style-name="Table1.A2" office:value-type="string">
            <text:p text:style-name="P27">128</text:p>
          </table:table-cell>
          <table:table-cell table:style-name="Table1.A2" office:value-type="string">
            <text:p text:style-name="P27">0.011471</text:p>
          </table:table-cell>
          <table:table-cell table:style-name="Table1.A2" office:value-type="string">
            <text:p text:style-name="P27">0.000274</text:p>
          </table:table-cell>
          <table:table-cell table:style-name="Table1.D2" office:value-type="string">
            <text:p text:style-name="P27">0.000006</text:p>
          </table:table-cell>
        </table:table-row>
        <table:table-row>
          <table:table-cell table:style-name="Table1.A2" office:value-type="string">
            <text:p text:style-name="P27">256</text:p>
          </table:table-cell>
          <table:table-cell table:style-name="Table1.A2" office:value-type="string">
            <text:p text:style-name="P27">0.09177</text:p>
          </table:table-cell>
          <table:table-cell table:style-name="Table1.A2" office:value-type="string">
            <text:p text:style-name="P27">0.0011</text:p>
          </table:table-cell>
          <table:table-cell table:style-name="Table1.D2" office:value-type="string">
            <text:p text:style-name="P27">0.000012</text:p>
          </table:table-cell>
        </table:table-row>
        <table:table-row>
          <table:table-cell table:style-name="Table1.A2" office:value-type="string">
            <text:p text:style-name="P27">512</text:p>
          </table:table-cell>
          <table:table-cell table:style-name="Table1.A2" office:value-type="string">
            <text:p text:style-name="P27">0.73414</text:p>
          </table:table-cell>
          <table:table-cell table:style-name="Table1.A2" office:value-type="string">
            <text:p text:style-name="P27">0.00438</text:p>
          </table:table-cell>
          <table:table-cell table:style-name="Table1.D2" office:value-type="string">
            <text:p text:style-name="P27">0.000024</text:p>
          </table:table-cell>
        </table:table-row>
        <table:table-row>
          <table:table-cell table:style-name="Table1.A2" office:value-type="string">
            <text:p text:style-name="P27">102<text:span text:style-name="T28">4</text:span></text:p>
          </table:table-cell>
          <table:table-cell table:style-name="Table1.A2" office:value-type="string">
            <text:p text:style-name="P27">5.87315</text:p>
          </table:table-cell>
          <table:table-cell table:style-name="Table1.A2" office:value-type="string">
            <text:p text:style-name="P27">0.01754</text:p>
          </table:table-cell>
          <table:table-cell table:style-name="Table1.D2" office:value-type="string">
            <text:p text:style-name="P27">0.000048</text:p>
          </table:table-cell>
        </table:table-row>
        <table:table-row>
          <table:table-cell table:style-name="Table1.A2" office:value-type="string">
            <text:p text:style-name="P27">2048</text:p>
          </table:table-cell>
          <table:table-cell table:style-name="Table1.A2" office:value-type="string">
            <text:p text:style-name="P29">46.9852</text:p>
          </table:table-cell>
          <table:table-cell table:style-name="Table1.A2" office:value-type="string">
            <text:p text:style-name="P29">0.07014</text:p>
          </table:table-cell>
          <table:table-cell table:style-name="Table1.D2" office:value-type="string">
            <text:p text:style-name="P27">.<text:span text:style-name="T26">00096</text:span></text:p>
          </table:table-cell>
        </table:table-row>
        <table:table-row>
          <table:table-cell table:style-name="Table1.A2" office:value-type="string">
            <text:p text:style-name="P27">4096</text:p>
          </table:table-cell>
          <table:table-cell table:style-name="Table1.A2" office:value-type="string">
            <text:p text:style-name="P29">375.882</text:p>
          </table:table-cell>
          <table:table-cell table:style-name="Table1.A2" office:value-type="string">
            <text:p text:style-name="P29">0.28058</text:p>
          </table:table-cell>
          <table:table-cell table:style-name="Table1.D2" office:value-type="string">
            <text:p text:style-name="P29">0.00019</text:p>
          </table:table-cell>
        </table:table-row>
      </table:table>
      <text:p text:style-name="P17"/>
      <text:p text:style-name="P20">9) Formula Approximate <text:span text:style-name="T27">for O(n</text:span><text:span text:style-name="T10">k</text:span><text:span text:style-name="T21">)</text:span> = r<text:span text:style-name="T2">k</text:span><text:span text:style-name="T11"> * t0 , where t0 is time on input size n0 and r= n/n0</text:span></text:p>
      <text:p text:style-name="P20"/>
      <text:p text:style-name="P21"><text:span text:style-name="T11">n=2</text:span><text:span text:style-name="T2">18 </text:span><text:span text:style-name="T11">,n0=2</text:span><text:span text:style-name="T2">7</text:span><text:span text:style-name="T11">, so r = 2</text:span><text:span text:style-name="T2">11</text:span></text:p>
      <text:p text:style-name="P21"/>
      <text:p text:style-name="P21"><text:span text:style-name="T11">For MaxSubsequenceSum1:</text:span></text:p>
      <text:p text:style-name="P21"><text:span text:style-name="T11">O(n</text:span><text:span text:style-name="T2">3</text:span><text:span text:style-name="T11">)</text:span></text:p>
      <text:p text:style-name="P21"><text:span text:style-name="T11">k=3, t0 = 0.011471</text:span></text:p>
      <text:p text:style-name="P21"/>
      <text:p text:style-name="P21"><text:span text:style-name="T11">(2</text:span><text:span text:style-name="T2">11</text:span><text:span text:style-name="T11">)</text:span><text:span text:style-name="T2">3</text:span><text:span text:style-name="T11"> * 0.011471 ~ 9.853 * 10</text:span><text:span text:style-name="T2">7</text:span></text:p>
      <text:p text:style-name="P21"/>
      <text:p text:style-name="P21"><text:span text:style-name="T11">For MaxSubsequenceSum2:</text:span></text:p>
      <text:p text:style-name="P21"><text:span text:style-name="T11">O(n</text:span><text:span text:style-name="T2">2</text:span><text:span text:style-name="T11">)</text:span></text:p>
      <text:p text:style-name="P21"><text:span text:style-name="T11">k=2, t0 = 0.000274</text:span></text:p>
      <text:p text:style-name="P21"/>
      <text:p text:style-name="P21"><text:soft-page-break/><text:span text:style-name="T11">(2</text:span><text:span text:style-name="T2">11</text:span><text:span text:style-name="T11">)</text:span><text:span text:style-name="T2">2</text:span><text:span text:style-name="T11"> * 0.000274 ~ 1149.239</text:span></text:p>
      <text:p text:style-name="P21"/>
      <text:p text:style-name="P21"/>
      <text:p text:style-name="P21"><text:span text:style-name="T11">For MaxSubsequenceSum4:</text:span></text:p>
      <text:p text:style-name="P21"><text:span text:style-name="T11">O(n)</text:span></text:p>
      <text:p text:style-name="P21"><text:span text:style-name="T11">k=1, t0 = </text:span><text:span text:style-name="T20">0.000006</text:span></text:p>
      <text:p text:style-name="P21"/>
      <text:p text:style-name="P21"><text:span text:style-name="T11">(2</text:span><text:span text:style-name="T2">11</text:span><text:span text:style-name="T11">)</text:span><text:span text:style-name="T2">1</text:span><text:span text:style-name="T11"> * </text:span><text:span text:style-name="T20">0.000006</text:span><text:span text:style-name="T11"> ~ .012288</text:span></text:p>
      <text:p text:style-name="P21"/>
      <text:p text:style-name="P20">10)</text:p>
      <text:p text:style-name="P22"><text:span text:style-name="T11">For MaxSubsequenceSum1:</text:span></text:p>
      <text:p text:style-name="P21"><text:tab/>162 weeks, 6 days, 7 hours, 12 minutes, ~00 seconds</text:p>
      <text:p text:style-name="P21"/>
      <text:p text:style-name="P22"><text:span text:style-name="T11">For MaxSubsequenceSum</text:span><text:span text:style-name="T22">2</text:span><text:span text:style-name="T11">:</text:span></text:p>
      <text:p text:style-name="P21"><text:tab/>0 week, 0 days, 0 hours, 19 minutes, ~9.239 seconds</text:p>
      <text:p text:style-name="P20"/>
      <text:p text:style-name="P22"><text:span text:style-name="T11">For MaxSubsequenceSum</text:span><text:span text:style-name="T22">4</text:span><text:span text:style-name="T11">:</text:span></text:p>
      <text:p text:style-name="P21"><text:tab/>0 week, 0 days, 0 hours, 0 minutes, 0.12288 seconds</text:p>
      <text:p text:style-name="P21"/>
      <text:p text:style-name="P20">11)<text:span text:style-name="T28">Actual Times:</text:span>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8">n</text:p>
          </table:table-cell>
          <table:table-cell table:style-name="Table2.A1" office:value-type="string">
            <text:p text:style-name="P30"><text:span text:style-name="T11">2b</text:span></text:p>
          </table:table-cell>
          <table:table-cell table:style-name="Table2.A1" office:value-type="string">
            <text:p text:style-name="P30"><text:span text:style-name="T11">2c</text:span></text:p>
          </table:table-cell>
          <table:table-cell table:style-name="Table2.A1" office:value-type="string">
            <text:p text:style-name="P30">2d</text:p>
          </table:table-cell>
          <table:table-cell table:style-name="Table2.E1" office:value-type="string">
            <text:p text:style-name="P30">2e</text:p>
          </table:table-cell>
        </table:table-row>
        <table:table-row>
          <table:table-cell table:style-name="Table2.A2" office:value-type="string">
            <text:p text:style-name="P28">256</text:p>
          </table:table-cell>
          <table:table-cell table:style-name="Table2.A2" office:value-type="string">
            <text:p text:style-name="P30">0.000004</text:p>
          </table:table-cell>
          <table:table-cell table:style-name="Table2.A2" office:value-type="string">
            <text:p text:style-name="P30">0.000506</text:p>
          </table:table-cell>
          <table:table-cell table:style-name="Table2.A2" office:value-type="string">
            <text:p text:style-name="P30">0.000260</text:p>
          </table:table-cell>
          <table:table-cell table:style-name="Table2.E2" office:value-type="string">
            <text:p text:style-name="P30">0.078574</text:p>
          </table:table-cell>
        </table:table-row>
        <table:table-row>
          <table:table-cell table:style-name="Table2.A2" office:value-type="string">
            <text:p text:style-name="P28">512</text:p>
          </table:table-cell>
          <table:table-cell table:style-name="Table2.A2" office:value-type="string">
            <text:p text:style-name="P30">0.000003</text:p>
          </table:table-cell>
          <table:table-cell table:style-name="Table2.A2" office:value-type="string">
            <text:p text:style-name="P30">0.000938</text:p>
          </table:table-cell>
          <table:table-cell table:style-name="Table2.A2" office:value-type="string">
            <text:p text:style-name="P30">0.000473</text:p>
          </table:table-cell>
          <table:table-cell table:style-name="Table2.E2" office:value-type="string">
            <text:p text:style-name="P30">0.264881</text:p>
          </table:table-cell>
        </table:table-row>
        <table:table-row>
          <table:table-cell table:style-name="Table2.A2" office:value-type="string">
            <text:p text:style-name="P28">102<text:span text:style-name="T28">4</text:span></text:p>
          </table:table-cell>
          <table:table-cell table:style-name="Table2.A2" office:value-type="string">
            <text:p text:style-name="P30">0.000003</text:p>
          </table:table-cell>
          <table:table-cell table:style-name="Table2.A2" office:value-type="string">
            <text:p text:style-name="P30">0.001937</text:p>
          </table:table-cell>
          <table:table-cell table:style-name="Table2.A2" office:value-type="string">
            <text:p text:style-name="P30">0.001006</text:p>
          </table:table-cell>
          <table:table-cell table:style-name="Table2.E2" office:value-type="string">
            <text:p text:style-name="P30">2.002783</text:p>
          </table:table-cell>
        </table:table-row>
        <table:table-row>
          <table:table-cell table:style-name="Table2.A2" office:value-type="string">
            <text:p text:style-name="P28">2048</text:p>
          </table:table-cell>
          <table:table-cell table:style-name="Table2.A2" office:value-type="string">
            <text:p text:style-name="P30">0.000004</text:p>
          </table:table-cell>
          <table:table-cell table:style-name="Table2.A2" office:value-type="string">
            <text:p text:style-name="P30">0.007782</text:p>
          </table:table-cell>
          <table:table-cell table:style-name="Table2.A2" office:value-type="string">
            <text:p text:style-name="P30">0.003921</text:p>
          </table:table-cell>
          <table:table-cell table:style-name="Table2.E2" office:value-type="string">
            <text:p text:style-name="P30">16.132270</text:p>
          </table:table-cell>
        </table:table-row>
        <table:table-row>
          <table:table-cell table:style-name="Table2.A2" office:value-type="string">
            <text:p text:style-name="P28">4096</text:p>
          </table:table-cell>
          <table:table-cell table:style-name="Table2.A2" office:value-type="string">
            <text:p text:style-name="P30">0.000008</text:p>
          </table:table-cell>
          <table:table-cell table:style-name="Table2.A2" office:value-type="string">
            <text:p text:style-name="P30">0.031581</text:p>
          </table:table-cell>
          <table:table-cell table:style-name="Table2.A2" office:value-type="string">
            <text:p text:style-name="P30">0.015779</text:p>
          </table:table-cell>
          <table:table-cell table:style-name="Table2.E2" office:value-type="string">
            <text:p text:style-name="P30">128.05107</text:p>
          </table:table-cell>
        </table:table-row>
      </table:table>
      <text:p text:style-name="P18"/>
      <text:p text:style-name="P23">Yes it matched my predictions. 2b should O(n), which it is according to the times present. 2C should be O(n<text:span text:style-name="T2">2</text:span><text:span text:style-name="T11">), which we see through the time elapsed. We can see that it is approximately 4 times more than the last time when it gets larger. 2d was a bit tricker, but if you write it all out it would be a variation of gauss' formula, which is O(n</text:span><text:span text:style-name="T2">2</text:span><text:span text:style-name="T11">). It follows this pattern as it gets larger. 2e is O(n</text:span><text:span text:style-name="T2">3</text:span><text:span text:style-name="T11">) as shown through the times.</text:span></text:p>
      <text:p text:style-name="P23"/>
      <text:p text:style-name="P17"><text:span text:style-name="T11">12)True</text:span></text:p>
      <text:p text:style-name="P16"/>
      <text:p text:style-name="P16"><text:span text:style-name="T11">13)Tr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01:33:56.613305066</meta:creation-date>
    <meta:editing-duration>PT3M27S</meta:editing-duration>
    <meta:editing-cycles>2</meta:editing-cycles>
    <meta:generator>LibreOffice/4.2.8.2$Linux_X86_64 LibreOffice_project/420m0$Build-2</meta:generator>
    <dc:date>2016-09-17T14:50:22.126054207</dc:date>
    <meta:document-statistic meta:table-count="3" meta:image-count="0" meta:object-count="1" meta:page-count="3" meta:paragraph-count="148" meta:word-count="388" meta:character-count="2155" meta:non-whitespace-character-count="1877"/>
  </office:meta>
</office:document-meta>
</file>

<file path=Object 1/content.xml><?xml version="1.0" encoding="utf-8"?>
<math xmlns="http://www.w3.org/1998/Math/MathML" display="block">
  <semantics>
    <msqrt>
      <mi>n</mi>
    </msqrt>
    <annotation encoding="StarMath 5.0">sqrt{n}
 </annotation>
  </semantics>
</math>
</file>